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7cm"/>
    </style:style>
    <style:style style:name="co2" style:family="table-column">
      <style:table-column-properties fo:break-before="auto" style:column-width="1.942cm"/>
    </style:style>
    <style:style style:name="co3" style:family="table-column">
      <style:table-column-properties fo:break-before="auto" style:column-width="1.6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1.752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diff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Default"/>
        <table:table-column table:style-name="co6" table:number-columns-repeated="3" table:default-cell-style-name="ce1"/>
        <table:table-row table:style-name="ro1">
          <table:table-cell office:value-type="string" calcext:value-type="string">
            <text:p>New Brunswick / Nouveau-Brunswick</text:p>
          </table:table-cell>
          <table:table-cell office:value-type="float" office:value="266544" calcext:value-type="float">
            <text:p>266544</text:p>
          </table:table-cell>
          <table:table-cell office:value-type="float" office:value="314342" calcext:value-type="float">
            <text:p>314342</text:p>
          </table:table-cell>
          <table:table-cell office:value-type="float" office:value="274113.5" calcext:value-type="float">
            <text:p>274113.5</text:p>
          </table:table-cell>
          <table:table-cell office:value-type="float" office:value="261554" calcext:value-type="float">
            <text:p>261554</text:p>
          </table:table-cell>
          <table:table-cell office:value-type="float" office:value="327130" calcext:value-type="float">
            <text:p>327130</text:p>
          </table:table-cell>
          <table:table-cell office:value-type="float" office:value="254662" calcext:value-type="float">
            <text:p>254662</text:p>
          </table:table-cell>
          <table:table-cell/>
          <table:table-cell table:formula="of:=ROUND(([.B1]-[.C1])/[.B1]*-1000)/10" office:value-type="float" office:value="17.9" calcext:value-type="float">
            <text:p>17.9</text:p>
          </table:table-cell>
          <table:table-cell table:formula="of:=ROUND(([.D1]-[.E1])/[.D1]*-1000)/10" office:value-type="float" office:value="-4.6" calcext:value-type="float">
            <text:p>-4.6</text:p>
          </table:table-cell>
          <table:table-cell table:formula="of:=ROUND(([.F1]-[.G1])/[.F1]*-1000)/10" office:value-type="float" office:value="-22.2" calcext:value-type="float">
            <text:p>-22.2</text:p>
          </table:table-cell>
        </table:table-row>
        <table:table-row table:style-name="ro1">
          <table:table-cell office:value-type="string" calcext:value-type="string">
            <text:p>Quebec / Quİbec</text:p>
          </table:table-cell>
          <table:table-cell office:value-type="float" office:value="510156.5" calcext:value-type="float">
            <text:p>510156.5</text:p>
          </table:table-cell>
          <table:table-cell office:value-type="float" office:value="561791" calcext:value-type="float">
            <text:p>561791</text:p>
          </table:table-cell>
          <table:table-cell office:value-type="float" office:value="515734.5" calcext:value-type="float">
            <text:p>515734.5</text:p>
          </table:table-cell>
          <table:table-cell office:value-type="float" office:value="481467" calcext:value-type="float">
            <text:p>481467</text:p>
          </table:table-cell>
          <table:table-cell office:value-type="float" office:value="645606.5" calcext:value-type="float">
            <text:p>645606.5</text:p>
          </table:table-cell>
          <table:table-cell office:value-type="float" office:value="508688" calcext:value-type="float">
            <text:p>508688</text:p>
          </table:table-cell>
          <table:table-cell/>
          <table:table-cell table:formula="of:=ROUND(([.B2]-[.C2])/[.B2]*-1000)/10" office:value-type="float" office:value="10.1" calcext:value-type="float">
            <text:p>10.1</text:p>
          </table:table-cell>
          <table:table-cell table:formula="of:=ROUND(([.D2]-[.E2])/[.D2]*-1000)/10" office:value-type="float" office:value="-6.6" calcext:value-type="float">
            <text:p>-6.6</text:p>
          </table:table-cell>
          <table:table-cell table:formula="of:=ROUND(([.F2]-[.G2])/[.F2]*-1000)/10" office:value-type="float" office:value="-21.2" calcext:value-type="float">
            <text:p>-21.2</text:p>
          </table:table-cell>
        </table:table-row>
        <table:table-row table:style-name="ro1">
          <table:table-cell office:value-type="string" calcext:value-type="string">
            <text:p>Ontario</text:p>
          </table:table-cell>
          <table:table-cell office:value-type="float" office:value="2650019.5" calcext:value-type="float">
            <text:p>2650019.5</text:p>
          </table:table-cell>
          <table:table-cell office:value-type="float" office:value="2892024" calcext:value-type="float">
            <text:p>2892024</text:p>
          </table:table-cell>
          <table:table-cell office:value-type="float" office:value="2715002" calcext:value-type="float">
            <text:p>2715002</text:p>
          </table:table-cell>
          <table:table-cell office:value-type="float" office:value="2440524" calcext:value-type="float">
            <text:p>2440524</text:p>
          </table:table-cell>
          <table:table-cell office:value-type="float" office:value="3379285" calcext:value-type="float">
            <text:p>3379285</text:p>
          </table:table-cell>
          <table:table-cell office:value-type="float" office:value="2896250" calcext:value-type="float">
            <text:p>2896250</text:p>
          </table:table-cell>
          <table:table-cell/>
          <table:table-cell table:formula="of:=ROUND(([.B3]-[.C3])/[.B3]*-1000)/10" office:value-type="float" office:value="9.1" calcext:value-type="float">
            <text:p>9.1</text:p>
          </table:table-cell>
          <table:table-cell table:formula="of:=ROUND(([.D3]-[.E3])/[.D3]*-1000)/10" office:value-type="float" office:value="-10.1" calcext:value-type="float">
            <text:p>-10.1</text:p>
          </table:table-cell>
          <table:table-cell table:formula="of:=ROUND(([.F3]-[.G3])/[.F3]*-1000)/10" office:value-type="float" office:value="-14.3" calcext:value-type="float">
            <text:p>-14.3</text:p>
          </table:table-cell>
        </table:table-row>
        <table:table-row table:style-name="ro1">
          <table:table-cell office:value-type="string" calcext:value-type="string">
            <text:p>Yukon</text:p>
          </table:table-cell>
          <table:table-cell office:value-type="float" office:value="2153.5" calcext:value-type="float">
            <text:p>2153.5</text:p>
          </table:table-cell>
          <table:table-cell office:value-type="float" office:value="2296" calcext:value-type="float">
            <text:p>2296</text:p>
          </table:table-cell>
          <table:table-cell office:value-type="float" office:value="2608" calcext:value-type="float">
            <text:p>2608</text:p>
          </table:table-cell>
          <table:table-cell office:value-type="float" office:value="2555" calcext:value-type="float">
            <text:p>2555</text:p>
          </table:table-cell>
          <table:table-cell office:value-type="float" office:value="4735.5" calcext:value-type="float">
            <text:p>4735.5</text:p>
          </table:table-cell>
          <table:table-cell office:value-type="float" office:value="4693" calcext:value-type="float">
            <text:p>4693</text:p>
          </table:table-cell>
          <table:table-cell/>
          <table:table-cell table:formula="of:=ROUND(([.B4]-[.C4])/[.B4]*-1000)/10" office:value-type="float" office:value="6.6" calcext:value-type="float">
            <text:p>6.6</text:p>
          </table:table-cell>
          <table:table-cell table:formula="of:=ROUND(([.D4]-[.E4])/[.D4]*-1000)/10" office:value-type="float" office:value="-2" calcext:value-type="float">
            <text:p>-2</text:p>
          </table:table-cell>
          <table:table-cell table:formula="of:=ROUND(([.F4]-[.G4])/[.F4]*-1000)/10" office:value-type="float" office:value="-0.9" calcext:value-type="float">
            <text:p>-0.9</text:p>
          </table:table-cell>
        </table:table-row>
        <table:table-row table:style-name="ro1">
          <table:table-cell office:value-type="string" calcext:value-type="string">
            <text:p>British Columbia / Colombie-Britannique</text:p>
          </table:table-cell>
          <table:table-cell office:value-type="float" office:value="1258508.5" calcext:value-type="float">
            <text:p>1258508.5</text:p>
          </table:table-cell>
          <table:table-cell office:value-type="float" office:value="1458188" calcext:value-type="float">
            <text:p>1458188</text:p>
          </table:table-cell>
          <table:table-cell office:value-type="float" office:value="1343778" calcext:value-type="float">
            <text:p>1343778</text:p>
          </table:table-cell>
          <table:table-cell office:value-type="float" office:value="1168817" calcext:value-type="float">
            <text:p>1168817</text:p>
          </table:table-cell>
          <table:table-cell office:value-type="float" office:value="1666600" calcext:value-type="float">
            <text:p>1666600</text:p>
          </table:table-cell>
          <table:table-cell office:value-type="float" office:value="1272695" calcext:value-type="float">
            <text:p>1272695</text:p>
          </table:table-cell>
          <table:table-cell/>
          <table:table-cell table:formula="of:=ROUND(([.B5]-[.C5])/[.B5]*-1000)/10" office:value-type="float" office:value="15.9" calcext:value-type="float">
            <text:p>15.9</text:p>
          </table:table-cell>
          <table:table-cell table:formula="of:=ROUND(([.D5]-[.E5])/[.D5]*-1000)/10" office:value-type="float" office:value="-13" calcext:value-type="float">
            <text:p>-13</text:p>
          </table:table-cell>
          <table:table-cell table:formula="of:=ROUND(([.F5]-[.G5])/[.F5]*-1000)/10" office:value-type="float" office:value="-23.6" calcext:value-type="float">
            <text:p>-23.6</text:p>
          </table:table-cell>
        </table:table-row>
        <table:table-row table:style-name="ro1">
          <table:table-cell office:value-type="string" calcext:value-type="string">
            <text:p>Manitoba</text:p>
          </table:table-cell>
          <table:table-cell office:value-type="float" office:value="115314" calcext:value-type="float">
            <text:p>115314</text:p>
          </table:table-cell>
          <table:table-cell office:value-type="float" office:value="123962" calcext:value-type="float">
            <text:p>123962</text:p>
          </table:table-cell>
          <table:table-cell office:value-type="float" office:value="118648.5" calcext:value-type="float">
            <text:p>118648.5</text:p>
          </table:table-cell>
          <table:table-cell office:value-type="float" office:value="110338" calcext:value-type="float">
            <text:p>110338</text:p>
          </table:table-cell>
          <table:table-cell office:value-type="float" office:value="161477.5" calcext:value-type="float">
            <text:p>161477.5</text:p>
          </table:table-cell>
          <table:table-cell office:value-type="float" office:value="127497" calcext:value-type="float">
            <text:p>127497</text:p>
          </table:table-cell>
          <table:table-cell/>
          <table:table-cell table:formula="of:=ROUND(([.B6]-[.C6])/[.B6]*-1000)/10" office:value-type="float" office:value="7.5" calcext:value-type="float">
            <text:p>7.5</text:p>
          </table:table-cell>
          <table:table-cell table:formula="of:=ROUND(([.D6]-[.E6])/[.D6]*-1000)/10" office:value-type="float" office:value="-7" calcext:value-type="float">
            <text:p>-7</text:p>
          </table:table-cell>
          <table:table-cell table:formula="of:=ROUND(([.F6]-[.G6])/[.F6]*-1000)/10" office:value-type="float" office:value="-21" calcext:value-type="float">
            <text:p>-21</text:p>
          </table:table-cell>
        </table:table-row>
        <table:table-row table:style-name="ro1">
          <table:table-cell office:value-type="string" calcext:value-type="string">
            <text:p>Alberta</text:p>
          </table:table-cell>
          <table:table-cell office:value-type="float" office:value="57096.5" calcext:value-type="float">
            <text:p>57096.5</text:p>
          </table:table-cell>
          <table:table-cell office:value-type="float" office:value="59009" calcext:value-type="float">
            <text:p>59009</text:p>
          </table:table-cell>
          <table:table-cell office:value-type="float" office:value="58860" calcext:value-type="float">
            <text:p>58860</text:p>
          </table:table-cell>
          <table:table-cell office:value-type="float" office:value="49740" calcext:value-type="float">
            <text:p>49740</text:p>
          </table:table-cell>
          <table:table-cell office:value-type="float" office:value="67939.5" calcext:value-type="float">
            <text:p>67939.5</text:p>
          </table:table-cell>
          <table:table-cell office:value-type="float" office:value="55668" calcext:value-type="float">
            <text:p>55668</text:p>
          </table:table-cell>
          <table:table-cell/>
          <table:table-cell table:formula="of:=ROUND(([.B7]-[.C7])/[.B7]*-1000)/10" office:value-type="float" office:value="3.3" calcext:value-type="float">
            <text:p>3.3</text:p>
          </table:table-cell>
          <table:table-cell table:formula="of:=ROUND(([.D7]-[.E7])/[.D7]*-1000)/10" office:value-type="float" office:value="-15.5" calcext:value-type="float">
            <text:p>-15.5</text:p>
          </table:table-cell>
          <table:table-cell table:formula="of:=ROUND(([.F7]-[.G7])/[.F7]*-1000)/10" office:value-type="float" office:value="-18.1" calcext:value-type="float">
            <text:p>-18.1</text:p>
          </table:table-cell>
        </table:table-row>
        <table:table-row table:style-name="ro1">
          <table:table-cell office:value-type="string" calcext:value-type="string">
            <text:p>Saskatchewan</text:p>
          </table:table-cell>
          <table:table-cell office:value-type="float" office:value="31363" calcext:value-type="float">
            <text:p>31363</text:p>
          </table:table-cell>
          <table:table-cell office:value-type="float" office:value="34980" calcext:value-type="float">
            <text:p>34980</text:p>
          </table:table-cell>
          <table:table-cell office:value-type="float" office:value="34445.5" calcext:value-type="float">
            <text:p>34445.5</text:p>
          </table:table-cell>
          <table:table-cell office:value-type="float" office:value="30975" calcext:value-type="float">
            <text:p>30975</text:p>
          </table:table-cell>
          <table:table-cell office:value-type="float" office:value="34410.5" calcext:value-type="float">
            <text:p>34410.5</text:p>
          </table:table-cell>
          <table:table-cell office:value-type="float" office:value="29973" calcext:value-type="float">
            <text:p>29973</text:p>
          </table:table-cell>
          <table:table-cell/>
          <table:table-cell table:formula="of:=ROUND(([.B8]-[.C8])/[.B8]*-1000)/10" office:value-type="float" office:value="11.5" calcext:value-type="float">
            <text:p>11.5</text:p>
          </table:table-cell>
          <table:table-cell table:formula="of:=ROUND(([.D8]-[.E8])/[.D8]*-1000)/10" office:value-type="float" office:value="-10.1" calcext:value-type="float">
            <text:p>-10.1</text:p>
          </table:table-cell>
          <table:table-cell table:formula="of:=ROUND(([.F8]-[.G8])/[.F8]*-1000)/10" office:value-type="float" office:value="-12.9" calcext:value-type="float">
            <text:p>-12.9</text:p>
          </table:table-cell>
        </table:table-row>
        <calcext:conditional-formats>
          <calcext:conditional-format calcext:target-range-address="diff.I1:diff.K8">
            <calcext:color-scale>
              <calcext:color-scale-entry calcext:value="0" calcext:type="minimum" calcext:color="#ff0000"/>
              <calcext:color-scale-entry calcext:value="0" calcext:type="number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5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4-15T21:56:31.009706709</dc:date>
    <dc:creator>Grant McKenzie</dc:creator>
    <meta:editing-duration>PT4M59S</meta:editing-duration>
    <meta:editing-cycles>1</meta:editing-cycles>
    <meta:document-statistic meta:table-count="1" meta:cell-count="80" meta:object-count="0"/>
    <meta:generator>LibreOffice/6.4.7.2$Linux_X86_64 LibreOffice_project/40$Build-2</meta:generator>
  </office:meta>
</office:document-meta>
</file>